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D40000035C4874E4A4B2047BB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3.75cm" fo:min-width="13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cm" svg:height="14cm" svg:x="3.15cm" svg:y="0cm">
          <draw:image xlink:href="Pictures/10000000000001D40000035C4874E4A4B2047B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53:19.921717100</meta:creation-date>
    <dc:date>2023-03-16T11:01:06.493089842</dc:date>
    <meta:editing-duration>PT7M47S</meta:editing-duration>
    <meta:editing-cycles>1</meta:editing-cycles>
    <meta:document-statistic meta:object-count="2"/>
    <meta:generator>LibreOffice/7.5.1.2$MacOSX_X86_64 LibreOffice_project/fcbaee479e84c6cd81291587d2ee68cba099e129</meta:generator>
  </office:meta>
</office:document-meta>
</file>